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#fff200" fo:padding="0.097cm" fo:border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7" style:family="table-cell">
      <style:table-cell-properties fo:padding="0.097cm" fo:border-left="0.05pt solid #000000" fo:border-right="none" fo:border-top="none" fo:border-bottom="0.05pt solid #000000"/>
    </style:style>
    <style:style style:name="Tabla1.B7" style:family="table-cell">
      <style:table-cell-properties fo:padding="0.097cm" fo:border-left="0.05pt solid #000000" fo:border-right="none" fo:border-top="none" fo:border-bottom="0.05pt solid #000000"/>
    </style:style>
    <style:style style:name="Tabla1.C7" style:family="table-cell">
      <style:table-cell-properties fo:padding="0.097cm" fo:border-left="0.05pt solid #000000" fo:border-right="none" fo:border-top="none" fo:border-bottom="0.05pt solid #000000"/>
    </style:style>
    <style:style style:name="Tabla1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012698" officeooo:paragraph-rsid="00012698"/>
    </style:style>
    <style:style style:name="P2" style:family="paragraph" style:parent-style-name="Standard">
      <style:paragraph-properties fo:text-align="start" style:justify-single-word="false"/>
      <style:text-properties officeooo:rsid="00023835" officeooo:paragraph-rsid="00023835"/>
    </style:style>
    <style:style style:name="P3" style:family="paragraph" style:parent-style-name="Standard">
      <style:paragraph-properties fo:text-align="start" style:justify-single-word="false"/>
      <style:text-properties officeooo:rsid="0002bf27" officeooo:paragraph-rsid="0002bf27"/>
    </style:style>
    <style:style style:name="P4" style:family="paragraph" style:parent-style-name="Standard">
      <style:paragraph-properties fo:text-align="center" style:justify-single-word="false"/>
      <style:text-properties officeooo:rsid="0002bf27" officeooo:paragraph-rsid="0004289b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4289b" fo:background-color="transparent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4289b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4289b" fo:background-color="#72bf4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4289b" fo:background-color="#f7a19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4289b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officeooo:rsid="0004289b" officeooo:paragraph-rsid="0004289b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rsid="00047713" officeooo:paragraph-rsid="00047713"/>
    </style:style>
    <style:style style:name="P18" style:family="paragraph" style:parent-style-name="Standard">
      <style:paragraph-properties fo:text-align="start" style:justify-single-word="false"/>
      <style:text-properties style:font-name="Liberation Serif" officeooo:rsid="0002bf27" officeooo:paragraph-rsid="0002bf27" style:font-name-asian="Noto Sans CJK SC" style:font-name-complex="Lohit Devanagari"/>
    </style:style>
    <style:style style:name="P19" style:family="paragraph" style:parent-style-name="Standard">
      <style:paragraph-properties fo:text-align="start" style:justify-single-word="false"/>
      <style:text-properties style:font-name="Liberation Serif" officeooo:rsid="0004289b" officeooo:paragraph-rsid="0004289b" style:font-name-asian="Noto Sans CJK SC" style:font-name-complex="Lohit Devanagari"/>
    </style:style>
    <style:style style:name="P2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style:font-name="Liberation Serif1" officeooo:rsid="0004289b" officeooo:paragraph-rsid="0004289b" style:font-name-asian="Liberation Serif1" style:font-name-complex="Liberation Serif1"/>
    </style:style>
    <style:style style:name="P22" style:family="paragraph" style:parent-style-name="Preformatted_20_Text">
      <style:paragraph-properties fo:text-align="start" style:justify-single-word="false" fo:break-before="page"/>
      <style:text-properties style:text-position="0% 100%" style:font-name="Liberation Mono" fo:font-size="10pt" fo:font-style="italic" fo:font-weight="normal" officeooo:rsid="000d7935" officeooo:paragraph-rsid="0004289b" fo:background-color="transparent" style:font-name-asian="Noto Sans CJK SC" style:font-size-asian="10pt" style:font-style-asian="italic" style:font-weight-asian="normal" style:font-name-complex="Lohit Devanagari" style:font-size-complex="10pt" style:font-style-complex="italic" style:font-weight-complex="normal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" style:font-name-complex="Lohit Devanagari"/>
    </style:style>
    <style:style style:name="T3" style:family="text">
      <style:text-properties officeooo:rsid="0004289b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d660a" fo:background-color="#fff200" loext:char-shading-value="0"/>
    </style:style>
    <style:style style:name="T6" style:family="text">
      <style:text-properties officeooo:rsid="000e6d0d" fo:background-color="#fff200" loext:char-shading-value="0" style:font-name-asian="Liberation Mono" style:font-name-complex="Liberation Mono"/>
    </style:style>
    <style:style style:name="T7" style:family="text">
      <style:text-properties officeooo:rsid="000d660a"/>
    </style:style>
    <style:style style:name="T8" style:family="text">
      <style:text-properties fo:font-style="normal" fo:background-color="#fff200" loext:char-shading-value="0" style:font-style-asian="normal" style:font-style-complex="normal"/>
    </style:style>
    <style:style style:name="T9" style:family="text">
      <style:text-properties fo:font-style="normal" officeooo:rsid="000e6d0d" fo:background-color="#fff200" loext:char-shading-value="0" style:font-style-asian="normal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style:font-name-asian="Liberation Mono" style:font-name-complex="Liberation Mono"/>
    </style:style>
    <style:style style:name="T12" style:family="text">
      <style:text-properties officeooo:rsid="00047713"/>
    </style:style>
    <style:style style:name="T13" style:family="text">
      <style:text-properties officeooo:rsid="0004d931"/>
    </style:style>
    <style:style style:name="T14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alos Alemán Díaz</text:p>
      <text:p text:style-name="P2">@codefuncode </text:p>
      <text:p text:style-name="P1"/>
      <text:p text:style-name="P1"/>
      <text:p text:style-name="P1">008 A 1 <text:span text:style-name="T3">Lógica</text:span> <text:span text:style-name="T3">Aplicación</text:span> tablas de verdad 2</text:p>
      <text:p text:style-name="P1"/>
      <text:p text:style-name="P1"/>
      <text:p text:style-name="P1"/>
      <text:p text:style-name="P3">Proposición</text:p>
      <text:p text:style-name="P3"><text:s/></text:p>
      <text:p text:style-name="P3">Si (p <text:span text:style-name="T1">→</text:span><text:span text:style-name="T2"> ~</text:span>q) <text:s/>v <text:s/>(~r <text:span text:style-name="T1">→</text:span><text:span text:style-name="T2"> s) = F</text:span></text:p>
      <text:p text:style-name="P18"/>
      <text:p text:style-name="P3"><text:span text:style-name="T2"><text:s/>(p </text:span><text:span text:style-name="T1">→</text:span><text:span text:style-name="T2"> ~q) <text:s/>v <text:s/>(~r </text:span><text:span text:style-name="T1">→</text:span><text:span text:style-name="T2"> s) = 0</text:span></text:p>
      <text:p text:style-name="P18"/>
      <text:p text:style-name="P18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4"/>
          </table:table-cell>
          <table:table-cell table:style-name="Tabla1.A1" office:value-type="string">
            <text:p text:style-name="P15"/>
          </table:table-cell>
          <table:table-cell table:style-name="Tabla1.A1" office:value-type="string">
            <text:p text:style-name="P4"/>
          </table:table-cell>
          <table:table-cell table:style-name="Tabla1.D1" office:value-type="string">
            <text:p text:style-name="P21">═</text:p>
          </table:table-cell>
        </table:table-row>
        <table:table-row>
          <table:table-cell table:style-name="Tabla1.A6" office:value-type="string">
            <text:p text:style-name="P4"><text:span text:style-name="T2"><text:s/>(p </text:span><text:span text:style-name="T1">→</text:span><text:span text:style-name="T2"> ~q) </text:span></text:p>
          </table:table-cell>
          <table:table-cell table:style-name="Tabla1.B2" office:value-type="string">
            <text:p text:style-name="P15">v</text:p>
          </table:table-cell>
          <table:table-cell table:style-name="Tabla1.C6" office:value-type="string">
            <text:p text:style-name="P4"><text:span text:style-name="T2"><text:s/>(~r </text:span><text:span text:style-name="T1">→</text:span><text:span text:style-name="T2"> s) </text:span></text:p>
          </table:table-cell>
          <table:table-cell table:style-name="Tabla1.D2" office:value-type="string">
            <text:p text:style-name="P17">0</text:p>
          </table:table-cell>
        </table:table-row>
        <table:table-row>
          <table:table-cell table:style-name="Tabla1.A6" office:value-type="string">
            <text:p text:style-name="P4"/>
          </table:table-cell>
          <table:table-cell table:style-name="Tabla1.B3" office:value-type="string">
            <text:p text:style-name="P15"/>
          </table:table-cell>
          <table:table-cell table:style-name="Tabla1.C6" office:value-type="string">
            <text:p text:style-name="P4"/>
          </table:table-cell>
          <table:table-cell table:style-name="Tabla1.D3" office:value-type="string">
            <text:p text:style-name="P16"/>
          </table:table-cell>
        </table:table-row>
        <table:table-row>
          <table:table-cell table:style-name="Tabla1.A6" office:value-type="string">
            <text:p text:style-name="P4"/>
          </table:table-cell>
          <table:table-cell table:style-name="Tabla1.B4" office:value-type="string">
            <text:p text:style-name="P15"/>
          </table:table-cell>
          <table:table-cell table:style-name="Tabla1.C6" office:value-type="string">
            <text:p text:style-name="P4"/>
          </table:table-cell>
          <table:table-cell table:style-name="Tabla1.D4" office:value-type="string">
            <text:p text:style-name="P16"/>
          </table:table-cell>
        </table:table-row>
        <table:table-row>
          <table:table-cell table:style-name="Tabla1.A6" office:value-type="string">
            <text:p text:style-name="P4"/>
          </table:table-cell>
          <table:table-cell table:style-name="Tabla1.B5" office:value-type="string">
            <text:p text:style-name="P15"/>
          </table:table-cell>
          <table:table-cell table:style-name="Tabla1.C6" office:value-type="string">
            <text:p text:style-name="P4"/>
          </table:table-cell>
          <table:table-cell table:style-name="Tabla1.D5" office:value-type="string">
            <text:p text:style-name="P16"/>
          </table:table-cell>
        </table:table-row>
        <table:table-row>
          <table:table-cell table:style-name="Tabla1.A6" office:value-type="string">
            <text:p text:style-name="P4"/>
          </table:table-cell>
          <table:table-cell table:style-name="Tabla1.B6" office:value-type="string">
            <text:p text:style-name="P15"/>
          </table:table-cell>
          <table:table-cell table:style-name="Tabla1.C6" office:value-type="string">
            <text:p text:style-name="P4"/>
          </table:table-cell>
          <table:table-cell table:style-name="Tabla1.D6" office:value-type="string">
            <text:p text:style-name="P16"/>
          </table:table-cell>
        </table:table-row>
        <table:table-row>
          <table:table-cell table:style-name="Tabla1.A7" office:value-type="string">
            <text:p text:style-name="P4"/>
          </table:table-cell>
          <table:table-cell table:style-name="Tabla1.B7" office:value-type="string">
            <text:p text:style-name="P15"/>
          </table:table-cell>
          <table:table-cell table:style-name="Tabla1.C7" office:value-type="string">
            <text:p text:style-name="P4"/>
          </table:table-cell>
          <table:table-cell table:style-name="Tabla1.D7" office:value-type="string">
            <text:p text:style-name="P16"/>
          </table:table-cell>
        </table:table-row>
      </table:table>
      <text:p text:style-name="P18"/>
      <text:p text:style-name="P18"/>
      <text:p text:style-name="P18"/>
      <text:p text:style-name="P22">Leyenda </text:p>
      <text:p text:style-name="P8"><text:span text:style-name="T4">Conjunción </text:span><text:span text:style-name="T5">^ </text:span><text:span text:style-name="T7">la proposición resultante será verdadera solamente cuando el</text:span></text:p>
      <text:p text:style-name="P8">valor de verdad de ambas proposiciones es verdadero.</text:p>
      <text:p text:style-name="P10"><text:s/>1 ^ 1 = 1 </text:p>
      <text:p text:style-name="P12"><text:s/>1 ^ 0 = 0 </text:p>
      <text:p text:style-name="P12"><text:s/>0 ^ 1 = 0 </text:p>
      <text:p text:style-name="P12"><text:s/>0 ^ 0 = 0 </text:p>
      <text:p text:style-name="P8"/>
      <text:p text:style-name="P8"/>
      <text:p text:style-name="P8"><text:span text:style-name="T4">Disyunción </text:span><text:span text:style-name="T5">v </text:span><text:span text:style-name="T7">la proposición resultante será falsa solamente cuando el valor</text:span></text:p>
      <text:p text:style-name="P8">de verdad de ambas proposiciones es falso.</text:p>
      <text:p text:style-name="P12"><text:s/>1 v 1 = 0 </text:p>
      <text:p text:style-name="P10"><text:s/>1 v 0 = <text:span text:style-name="T12">1</text:span> </text:p>
      <text:p text:style-name="P10"><text:s/>0 v 1 = <text:span text:style-name="T12">1</text:span> </text:p>
      <text:p text:style-name="P12"><text:s/>0 v 0 = <text:span text:style-name="T12">0</text:span> </text:p>
      <text:p text:style-name="P8"/>
      <text:p text:style-name="P8"/>
      <text:p text:style-name="P8"><text:span text:style-name="T8">* Disyunción exclusiva (a </text:span><text:span text:style-name="T9">v</text:span><text:span text:style-name="T8"> b) </text:span><text:span text:style-name="T9">^</text:span><text:span text:style-name="T8"> ¬(a </text:span><text:span text:style-name="T9">^</text:span><text:span text:style-name="T8"> b) </text:span>la proposición resultante será verdadera cuando solamente una de ellas sea verdadera.</text:p>
      <text:p text:style-name="P10"><text:s/>1 ^ 1 = 1 </text:p>
      <text:p text:style-name="P10"><text:s/>1 ^ 0 = 1 </text:p>
      <text:p text:style-name="P10"><text:s/>0 ^ 1 = 1 </text:p>
      <text:p text:style-name="P12"><text:s/>0 ^ 0 = 0 </text:p>
      <text:p text:style-name="P8"/>
      <text:p text:style-name="P8"/>
      <text:p text:style-name="P8"><text:span text:style-name="T4">Condicional </text:span><text:span text:style-name="T6">→ </text:span><text:span text:style-name="T4"><text:s/></text:span><text:span text:style-name="T10"><text:s/></text:span>la proposición resultante será falsa solamente cuando el valor de verdad del antecedente sea verdadero y el valor de verdad del consecuente sea falso.</text:p>
      <text:p text:style-name="P12"><text:s/>1 <text:span text:style-name="T11">→</text:span> 1 = 0 </text:p>
      <text:p text:style-name="P10"><text:s/>1 <text:span text:style-name="T11">→</text:span> 0 = 1 </text:p>
      <text:p text:style-name="P12"><text:s/>0 <text:span text:style-name="T11">→</text:span> 1 = 0 </text:p>
      <text:p text:style-name="P12"><text:s/>0 <text:span text:style-name="T11">→</text:span> 0 = 0 </text:p>
      <text:p text:style-name="P14"/>
      <text:p text:style-name="P14"/>
      <text:p text:style-name="P6"><text:span text:style-name="T4">Bicondicional </text:span><text:span text:style-name="T6">↔ </text:span><text:span text:style-name="T4"><text:s/></text:span>La proposición a↔b será verdadera cuando los valores de verdad de ambas proposiciones sean iguales. También se puede observar que la</text:p>
      <text:p text:style-name="P6">proposición a↔b será falsa cuando los valores de verdad de ambas</text:p>
      <text:p text:style-name="P6">proposiciones sean diferentes.</text:p>
      <text:p text:style-name="P10"><text:s/>1 <text:span text:style-name="T11">↔</text:span> 1 = 1 </text:p>
      <text:p text:style-name="P12"><text:s/>1 <text:span text:style-name="T11">↔</text:span> 0 = 0 </text:p>
      <text:p text:style-name="P12"><text:s/>0 <text:span text:style-name="T11">↔</text:span> 1 = 0 </text:p>
      <text:p text:style-name="P10"><text:s/>0 <text:span text:style-name="T11">↔</text:span> 0 = 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15:44:18.042770014</meta:creation-date>
    <meta:editing-duration>PT1H47M35S</meta:editing-duration>
    <meta:editing-cycles>10</meta:editing-cycles>
    <meta:generator>LibreOffice/6.0.7.3$Linux_X86_64 LibreOffice_project/00m0$Build-3</meta:generator>
    <dc:date>2020-05-05T19:31:33.470152474</dc:date>
    <meta:document-statistic meta:table-count="1" meta:image-count="0" meta:object-count="0" meta:page-count="2" meta:paragraph-count="42" meta:word-count="264" meta:character-count="1170" meta:non-whitespace-character-count="892"/>
  </office:meta>
</office:document-meta>
</file>